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A00000395109B94028E3357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69cm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0.64cm" fo:min-width="1.664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5cm" svg:stroke-color="#ce181e" draw:marker-start-width="0.355cm" draw:marker-end-width="0.355cm" draw:fill="solid" draw:fill-color="#ffffff" draw:opacity="50%" draw:auto-grow-height="true" draw:auto-grow-width="false" fo:max-height="0cm" fo:min-height="0.5cm" fo:padding-top="0.15cm" fo:padding-bottom="0.15cm" fo:padding-left="0.275cm" fo:padding-right="0.275cm" draw:shadow-opacity="50%"/>
    </style:style>
    <style:style style:name="gr5" style:family="graphic" style:parent-style-name="objectwithoutfill">
      <style:graphic-properties svg:stroke-width="0.05cm" svg:stroke-color="#ba131a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solid" draw:fill-color="#ffffff" draw:opacity="50%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2" draw:layer="layout" svg:width="15.4cm" svg:height="1.119cm" svg:x="6.2cm" svg:y="0.8cm">
          <draw:text-box>
            <text:p text:style-name="P1"><text:span text:style-name="T1"><text:a xlink:href="https://colab.research.google.com/" xlink:type="simple">https://colab.research.google.com/</text:a></text:span></text:p>
          </draw:text-box>
        </draw:frame>
        <draw:frame draw:style-name="gr2" draw:text-style-name="P3" draw:layer="layout" svg:width="27.999cm" svg:height="13.413cm" svg:x="0.201cm" svg:y="1.937cm">
          <draw:image xlink:href="Pictures/100002010000077A00000395109B94028E3357A8.png" xlink:type="simple" xlink:show="embed" xlink:actuate="onLoad">
            <text:p/>
          </draw:image>
        </draw:frame>
        <draw:custom-shape draw:style-name="gr3" draw:text-style-name="P4" draw:layer="layout" svg:width="3.2cm" svg:height="1.4cm" svg:x="16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8cm" svg:height="1.012cm" svg:x="20cm" svg:y="14.288cm">
          <draw:text-box>
            <text:p text:style-name="P5"><text:span text:style-name="T2">Creare un nuovo script</text:span></text:p>
          </draw:text-box>
        </draw:frame>
        <draw:line draw:style-name="gr5" draw:text-style-name="P4" draw:layer="layout" svg:x1="23.4cm" svg:y1="14.288cm" svg:x2="19.6cm" svg:y2="13.4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ia </meta:initial-creator>
    <meta:creation-date>2021-02-13T11:33:11.780555914</meta:creation-date>
    <dc:date>2021-02-13T11:37:30.134834437</dc:date>
    <dc:creator>Claudia </dc:creator>
    <meta:editing-duration>PT4M19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